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P303" style:parent-style-name="Normal" style:family="paragraph">
      <style:text-properties fo:language="en" fo:country="US"/>
    </style:style>
    <style:style style:name="P304" style:parent-style-name="Normal" style:family="paragraph">
      <style:text-properties fo:language="en" fo:country="US"/>
    </style:style>
    <style:style style:name="P305" style:parent-style-name="Normal" style:family="paragraph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P307" style:parent-style-name="Normal" style:family="paragraph">
      <style:text-properties fo:language="en" fo:country="US"/>
    </style:style>
    <style:style style:name="P308" style:parent-style-name="Normal" style:family="paragraph">
      <style:text-properties fo:language="en" fo:country="US"/>
    </style:style>
    <style:style style:name="P309" style:parent-style-name="Normal" style:family="paragraph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P312" style:parent-style-name="Normal" style:family="paragraph">
      <style:text-properties fo:language="en" fo:country="US"/>
    </style:style>
    <style:style style:name="P313" style:parent-style-name="Normal" style:family="paragraph">
      <style:text-properties fo:language="en" fo:country="US"/>
    </style:style>
    <style:style style:name="P314" style:parent-style-name="Normal" style:family="paragraph">
      <style:text-properties fo:language="en" fo:country="US"/>
    </style:style>
    <style:style style:name="P315" style:parent-style-name="Normal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P317" style:parent-style-name="Normal" style:family="paragraph">
      <style:text-properties fo:language="en" fo:country="US"/>
    </style:style>
    <style:style style:name="P318" style:parent-style-name="Normal" style:family="paragraph">
      <style:text-properties fo:language="en" fo:country="US"/>
    </style:style>
    <style:style style:name="P319" style:parent-style-name="Normal" style:family="paragraph">
      <style:text-properties fo:language="en" fo:country="US"/>
    </style:style>
    <style:style style:name="P320" style:parent-style-name="Normal" style:family="paragraph">
      <style:text-properties fo:language="en" fo:country="US"/>
    </style:style>
    <style:style style:name="P321" style:parent-style-name="Normal" style:family="paragraph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language="en" fo:country="US"/>
    </style:style>
    <style:style style:name="P327" style:parent-style-name="Normal" style:family="paragraph">
      <style:text-properties fo:language="en" fo:country="US"/>
    </style:style>
    <style:style style:name="T328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Ensor-384 + Raspberry Pi</text:p>
      <text:p text:style-name="P2">Preparation sequence of a Raspberry Pi 5B card to work with the "Ensor-384" audio recorder card</text:p>
      <text:p text:style-name="P3">1.- Elements needed to start</text:p>
      <text:p text:style-name="P4"/>
      <text:p text:style-name="P5">- Raspberry Pi 5 B</text:p>
      <text:p text:style-name="P6">- Original Raspberry Pi power supply</text:p>
      <text:p text:style-name="P7">- Good original 8GB micro SD card + micro SD USB recorder</text:p>
      <text:p text:style-name="P8">- 64GB or larger USB Flash memory</text:p>
      <text:p text:style-name="P9">- A computer with internet connection with Windows or Linux OS</text:p>
      <text:p text:style-name="P10">- The ensor384.zip file downloaded from the internet</text:p>
      <text:p text:style-name="P11"/>
      <text:p text:style-name="P12">2.- Install the Raspberry Pi OS Lite (64) operating system without desktop for RPI 5B</text:p>
      <text:p text:style-name="P13">Use Raspberry Pi Imager by configuring the user and password,</text:p>
      <text:p text:style-name="P14">enabling ssh server</text:p>
      <text:p text:style-name="P15"/>
      <text:p text:style-name="P16">user: ensor</text:p>
      <text:p text:style-name="P17">password: ******** any</text:p>
      <text:p text:style-name="P18"/>
      <text:p text:style-name="P19">Recommended to use the Putty program to send commands via ssh to the Raspberry Pi</text:p>
      <text:p text:style-name="P20"/>
      <text:p text:style-name="P21">3.- Connect the Ensor-384 card to the Raspberry pi and this, in turn, connect it to the internet via ethernet cable. Turn on the system</text:p>
      <text:p text:style-name="P22"/>
      <text:p text:style-name="P23">3.- update operating system</text:p>
      <text:p text:style-name="P24"/>
      <text:p text:style-name="P25">sudo apt update</text:p>
      <text:p text:style-name="P26">sudo apt upgrade</text:p>
      <text:p text:style-name="P27"/>
      <text:p text:style-name="P28"/>
      <text:p text:style-name="P29"/>
      <text:p text:style-name="P30"/>
      <text:soft-page-break/>
      <text:p text:style-name="P31">4.- run sudo raspi-config</text:p>
      <text:p text:style-name="P32"/>
      <text:p text:style-name="P33">enable autologin with console 1 - S5 - B2</text:p>
      <text:p text:style-name="P34">enable ssh 3 - I1</text:p>
      <text:p text:style-name="P35">enable i2c 3 - I5</text:p>
      <text:p text:style-name="P36">expand filesystem 6 - A1</text:p>
      <text:p text:style-name="P37"/>
      <text:p text:style-name="P38">sudo apt install python3-smbus</text:p>
      <text:p text:style-name="P39">sudo apt install i2c-tools</text:p>
      <text:p text:style-name="P40"/>
      <text:p text:style-name="P41">sudo reboot</text:p>
      <text:p text:style-name="P42">5.- Connect a USB flash drive, with a capacity greater than or equal to 64GB, to the raspi-3b+ card and check its label. The USB flash drive will be formatted later to exFAT</text:p>
      <text:p text:style-name="P43"/>
      <text:p text:style-name="P44">sudo fdisk -l</text:p>
      <text:p text:style-name="P45">-&gt; /dev/sda1</text:p>
      <text:p text:style-name="P46"/>
      <text:p text:style-name="P47">The USB flash drive will be used to store audio recordings</text:p>
      <text:p text:style-name="P48">1 hour of 2-channel stereo audio recording at 192000 m/s and 32-bit takes up 5.4 GB</text:p>
      <text:p text:style-name="P49">1 hour of 2-channel stereo audio recording at 384000 m/s and 32-bit takes up 10.8 GB</text:p>
      <text:p text:style-name="P50"/>
      <text:p text:style-name="P51">6.- Mount the USB flash drive at system startup</text:p>
      <text:p text:style-name="P52"/>
      <text:p text:style-name="P53">The USB flash drive will be mounted at the following path</text:p>
      <text:p text:style-name="P54"/>
      <text:p text:style-name="Normal">/media/ensor/Ensor384</text:p>
      <text:p text:style-name="Normal"/>
      <text:p text:style-name="Normal">create the ensor and ensor/Ensor384 directories in /media</text:p>
      <text:p text:style-name="Normal"/>
      <text:p text:style-name="Normal">sudo mkdir -p /media/ensor/Ensor384</text:p>
      <text:p text:style-name="Normal"/>
      <text:soft-page-break/>
      <text:p text:style-name="P55">add the following line to the /etc/fstab file</text:p>
      <text:p text:style-name="P56"/>
      <text:p text:style-name="P57">sudo nano /etc/fstab</text:p>
      <text:p text:style-name="P58"/>
      <text:p text:style-name="P59">/dev/sda1 /media/ensor/Ensor384<text:tab/>auto<text:tab/>auto,user,rw,umask=000,nofail,x-system.device-timeout=10<text:tab/>0<text:tab/>0</text:p>
      <text:p text:style-name="P60"/>
      <text:p text:style-name="P61">check that the modifications in /etc/fstab are correct</text:p>
      <text:p text:style-name="P62"/>
      <text:p text:style-name="P63">sudo mount -a</text:p>
      <text:p text:style-name="P64">sudo systemctl daemon-reload</text:p>
      <text:p text:style-name="P65"/>
      <text:p text:style-name="P66">sudo reboot</text:p>
      <text:p text:style-name="P67">to check that the USB flash drive is mounted correctly</text:p>
      <text:p text:style-name="P68"/>
      <text:p text:style-name="P69">7.- The USB flash drive will be formatted in exFAT</text:p>
      <text:p text:style-name="P70"/>
      <text:p text:style-name="P71">This operation can be easily performed in Windows,</text:p>
      <text:p text:style-name="P72">or in Linux, as indicated below</text:p>
      <text:p text:style-name="P73"/>
      <text:p text:style-name="P74">sudo mkfs.exfat -n LABEL /dev/sdXn</text:p>
      <text:p text:style-name="P75"/>
      <text:p text:style-name="P76">in our case</text:p>
      <text:p text:style-name="P77"/>
      <text:p text:style-name="P78">sudo fdisk -l to see /dev/sdXn</text:p>
      <text:p text:style-name="P79"/>
      <text:p text:style-name="P80">sudo mkfs.exfat -n Ensor384 /dev/sda1</text:p>
      <text:p text:style-name="P81"/>
      <text:p text:style-name="P82">From a computer with Linux or Windows:</text:p>
      <text:p text:style-name="P83"/>
      <text:p text:style-name="P84">The compressed file ensor384.zip will be downloaded from the Internet, which includes the directory Sensor and the audio configuration file ensor.conf</text:p>
      <text:p text:style-name="P85"/>
      <text:p text:style-name="P86">Unzip ensor384.zip and copy the ensor.conf file and the Ensor directory to the USB flash drive</text:p>
      <text:p text:style-name="P87"/>
      <text:p text:style-name="P88">Plug the USB flash drive into the Raspberry Pi and power on the system</text:p>
      <text:p text:style-name="P89"/>
      <text:p text:style-name="P90">On the USB flash drive, there will be the recording configuration file:</text:p>
      <text:p text:style-name="P91"/>
      <text:p text:style-name="P92">ensor.conf</text:p>
      <text:p text:style-name="P93"/>
      <text:p text:style-name="P94">and the Ensor directory, which will be copied to:</text:p>
      <text:p text:style-name="P95"/>
      <text:p text:style-name="Normal">/home/ensor/</text:p>
      <text:p text:style-name="Normal"/>
      <text:p text:style-name="Normal">cp -dr /media/ensor/Ensor384/Ensor /home/ensor/</text:p>
      <text:p text:style-name="Normal"/>
      <text:p text:style-name="P96">once the Ensor directory is copied, it can be deleted from the USB flash drive if desired</text:p>
      <text:p text:style-name="Normal">rm -dr /media/ensor/Ensor384/Ensor</text:p>
      <text:p text:style-name="Normal"/>
      <text:p text:style-name="P97">To record files larger than 4GB.</text:p>
      <text:p text:style-name="P98">Installing the exfat-fuse program on the Raspberry Pi</text:p>
      <text:p text:style-name="P99"/>
      <text:p text:style-name="P100">sudo apt install exfat-fuse</text:p>
      <text:p text:style-name="P101"/>
      <text:p text:style-name="P102">8.- Copy the compiled dts file from the "Ensor-384" audio recording card to /boot/firmware/overlays</text:p>
      <text:p text:style-name="P103"/>
      <text:p text:style-name="P104">The tlv320adcx140-overlay.dts file is located in the /home/ensor/Ensor/dts/tlv320adcx140 directory</text:p>
      <text:p text:style-name="P105"/>
      <text:p text:style-name="P106">/home/ensor/Ensor/dts/tlv320adcx140/tlv320adcx140-overlay.dts</text:p>
      <text:p text:style-name="P107"/>
      <text:p text:style-name="P108"/>
      <text:soft-page-break/>
      <text:p text:style-name="P109">We will have to compile it with the following command:</text:p>
      <text:p text:style-name="P110"/>
      <text:p text:style-name="P111">sudo dtc -@ -H epapr -O dtb -o tlv320adcx140-overlay.dtbo -Wno-unit_address_vs_reg tlv320adcx140-overlay.dts</text:p>
      <text:p text:style-name="P112"/>
      <text:p text:style-name="P113">and copy the compiled file tlv320adcx140-overlay.dtbo to /boot/firmware/overlays/</text:p>
      <text:p text:style-name="P114"/>
      <text:p text:style-name="P115">sudo cp /home/ensor/Ensor/dts/tlv320adcx140/tlv320adcx140-overlay.dtbo /boot/firmware/overlays/</text:p>
      <text:p text:style-name="P116"/>
      <text:p text:style-name="P117">9.- Modify the file /boot/firmware/config.txt</text:p>
      <text:p text:style-name="P118"/>
      <text:p text:style-name="P119">sudo nano /boot/firmware/config.txt</text:p>
      <text:p text:style-name="P120"/>
      <text:p text:style-name="P121">dtparam=i2c=on</text:p>
      <text:p text:style-name="P122">#dtparam=i2s=on</text:p>
      <text:p text:style-name="P123">dtoverlay=tlv320adcx140-overlay</text:p>
      <text:p text:style-name="P124"/>
      <text:p text:style-name="P125">#disable the default audio cards</text:p>
      <text:p text:style-name="P126">#dtparam=audio=on</text:p>
      <text:p text:style-name="P127"/>
      <text:p text:style-name="P128">#The following line cannot be disabled because the screen does not work when restarting</text:p>
      <text:p text:style-name="P129">dtoverlay=vc4-kms-v3d</text:p>
      <text:p text:style-name="P130"/>
      <text:p text:style-name="P131">#disable wifi and buetooth to avoid noise and consumption</text:p>
      <text:p text:style-name="P132">dtoverlay=disable-wifi</text:p>
      <text:p text:style-name="P133">dtoverlay=disable-bt</text:p>
      <text:p text:style-name="P134"/>
      <text:p text:style-name="P135"/>
      <text:p text:style-name="P136"/>
      <text:p text:style-name="P137"/>
      <text:p text:style-name="P138"/>
      <text:soft-page-break/>
      <text:p text:style-name="P139">10.- Restart the system and check that the ADCX140 recording card has been installed</text:p>
      <text:p text:style-name="P140"/>
      <text:p text:style-name="P141">arecord -l</text:p>
      <text:p text:style-name="P142"/>
      <text:p text:style-name="P143">check that card is 0 and device is 0</text:p>
      <text:p text:style-name="P144"/>
      <text:p text:style-name="P145">card 0: ADCX140 [ADCX140], device 0:</text:p>
      <text:p text:style-name="P146"/>
      <text:p text:style-name="P147">which are the parameters required for the recording program</text:p>
      <text:p text:style-name="P148"/>
      <text:p text:style-name="P149">/home/ensor/Ensor/eea.py</text:p>
      <text:p text:style-name="P150"/>
      <text:p text:style-name="P151">11.- Check that the card records audio at a sampling rate of 192000 m/s and 32bits</text:p>
      <text:p text:style-name="P152"/>
      <text:p text:style-name="P153">The recording program is located in /home/ensor/Ensor/eea.py</text:p>
      <text:p text:style-name="P154"/>
      <text:p text:style-name="P155">and the recording configuration file, ensor.conf, is located on the USB flash drive</text:p>
      <text:p text:style-name="P156"/>
      <text:p text:style-name="P157">If the USB flash drive does not have the ensor.conf configuration file saved, the eea.py program creates a default one with the data shown below and the program will be executed with that data.</text:p>
      <text:p text:style-name="P158">By default, the system does not record until "record=yes" is specified</text:p>
      <text:p text:style-name="P159"/>
      <text:p text:style-name="P160">Recording parameters can be modified with any text editor</text:p>
      <text:p text:style-name="P161"/>
      <text:p text:style-name="Normal">nano /media/ensor/Ensor384/ensor.conf</text:p>
      <text:p text:style-name="Normal"/>
      <text:p text:style-name="P162">[DEFAULT]</text:p>
      <text:p text:style-name="P163">record = no<text:s/><text:tab/><text:tab/><text:tab/><text:tab/>#enable recording or not &lt;yes, no&gt;</text:p>
      <text:p text:style-name="P164">#by default, do not record</text:p>
      <text:p text:style-name="P165">date = 01/12/2024<text:s/><text:tab/><text:tab/><text:tab/>#date of the day of recording</text:p>
      <text:p text:style-name="P166">file_name = test_192kHz_32bits<text:s/><text:tab/>#file name</text:p>
      <text:p text:style-name="P167"/>
      <text:p text:style-name="P168">[sound.format]</text:p>
      <text:p text:style-name="P169">sampling = 192000<text:s/><text:tab/><text:tab/><text:tab/>#sampling frequency in Hz</text:p>
      <text:p text:style-name="P170">bits = 32<text:s/><text:tab/><text:tab/><text:tab/><text:tab/>#number of bits per sample, fixed value at 32bits</text:p>
      <text:p text:style-name="P171"/>
      <text:p text:style-name="P172">[record.time]</text:p>
      <text:p text:style-name="P173">total_time = 10<text:s/><text:tab/><text:tab/><text:tab/>#total recording time in #seconds</text:p>
      <text:p text:style-name="P174">file_time =10<text:s/><text:tab/><text:tab/><text:tab/><text:tab/>#since the files are very large, it is interesting to split<text:s/><text:tab/><text:tab/><text:tab/><text:tab/><text:tab/><text:tab/>#them into several</text:p>
      <text:p text:style-name="P175">delay = 0<text:s/><text:tab/><text:tab/><text:tab/><text:tab/>#wait time, in seconds, from start, before start<text:s/><text:tab/><text:tab/><text:tab/><text:tab/><text:tab/><text:tab/><text:tab/>#recording</text:p>
      <text:p text:style-name="P176">index = 0<text:s/><text:tab/><text:tab/><text:tab/><text:tab/>#index of possible recordings</text:p>
      <text:p text:style-name="P177"><text:tab/><text:tab/><text:tab/><text:tab/><text:tab/>#that are made on the same day, each recording<text:s/><text:tab/><text:tab/><text:tab/><text:tab/><text:tab/><text:tab/>#increases the index by one unit</text:p>
      <text:p text:style-name="P178"/>
      <text:p text:style-name="P179">A directory structure will be created depending on the current date and the file names will depend on the current hour and minute ending with the file number.</text:p>
      <text:p text:style-name="P180"/>
      <text:p text:style-name="P181">modify the configuration file to record</text:p>
      <text:p text:style-name="P182"/>
      <text:p text:style-name="Normal">nano /media/ensor/Ensor384/ensor.conf</text:p>
      <text:p text:style-name="Normal"/>
      <text:p text:style-name="P183">[DEFAULT]</text:p>
      <text:p text:style-name="P184">record = yes #enable recording or not &lt;yes, no&gt;</text:p>
      <text:p text:style-name="P185">. . . #by default, it does not record</text:p>
      <text:p text:style-name="P186"/>
      <text:p text:style-name="P187">And try recording</text:p>
      <text:p text:style-name="P188"/>
      <text:p text:style-name="P189">sudo /home/ensor/Ensor/eea.py</text:p>
      <text:p text:style-name="P190"/>
      <text:p text:style-name="P191">It is necessary to use “sudo” to modify the system date.</text:p>
      <text:p text:style-name="P192">the program has a delay of 10 seconds to give time for the USB flash drive to mount correctly when we automatically record when the system starts.</text:p>
      <text:p text:style-name="P193"/>
      <text:p text:style-name="P194">12.- Record when the system starts</text:p>
      <text:p text:style-name="P195"/>
      <text:p text:style-name="P196">we will use the rc-local.service service</text:p>
      <text:p text:style-name="P197"/>
      <text:p text:style-name="P198">we will modify the /etc/rc.local file</text:p>
      <text:p text:style-name="P199"/>
      <text:p text:style-name="P200">sudo nano /etc/rc.local</text:p>
      <text:p text:style-name="P201"/>
      <text:p text:style-name="P202">insert the following line, so that the recorder.sh script is executed when the system starts</text:p>
      <text:p text:style-name="P203"/>
      <text:p text:style-name="P204">/home/ensor/Ensor/recorder.sh</text:p>
      <text:p text:style-name="P205"/>
      <text:p text:style-name="P206">Also, add the following line so that GPIO4 (PIN 7) is set to high level when the system starts and the Ensor-384 card is enabled</text:p>
      <text:p text:style-name="P207"/>
      <text:p text:style-name="P208">/usr/bin/pinctrl<text:s/>-p GPIO4 op dh pn</text:p>
      <text:p text:style-name="P209"/>
      <text:p text:style-name="P210">13.- Script program /home/ensor/Ensor/recorder.sh</text:p>
      <text:p text:style-name="P211"/>
      <text:p text:style-name="P212">nano /home/ensor/Ensor/recorder.sh</text:p>
      <text:p text:style-name="P213"/>
      <text:p text:style-name="P214">#!/bin/sh</text:p>
      <text:p text:style-name="P215"/>
      <text:p text:style-name="P216">sudo /home/ensor/Ensor/eea.py</text:p>
      <text:p text:style-name="P217">sudo shutdown -h now</text:p>
      <text:p text:style-name="P218"/>
      <text:p text:style-name="P219">what this script does is start recording according to the ensor.conf configuration and when it finishes, it shuts down the system so that it does not consumes power.</text:p>
      <text:p text:style-name="P220"/>
      <text:p text:style-name="P221"/>
      <text:p text:style-name="P222"/>
      <text:soft-page-break/>
      <text:p text:style-name="P223">14.- Backup the card</text:p>
      <text:p text:style-name="P224"/>
      <text:p text:style-name="P225">widows: Win32DiskImager</text:p>
      <text:p text:style-name="P226">linux: dd if=/dev/sda of=/image/path</text:p>
      <text:p text:style-name="P227">from raspi: sudo dd if=/dev/mmcblk0 of=/media/ensor/Ensor384/raspbian.img bs=1M status=progress</text:p>
      <text:p text:style-name="P228"/>
      <text:p text:style-name="P229">15.- Prepare Raspberry Pi to record at 384000 samples/s and 32 bits</text:p>
      <text:p text:style-name="P230"/>
      <text:p text:style-name="P231">The system will be prepared with everything necessary to compile the kernel</text:p>
      <text:p text:style-name="P232"/>
      <text:p text:style-name="P233">sudo apt install git bc bison flex libssl-dev make</text:p>
      <text:p text:style-name="P234"/>
      <text:p text:style-name="P235">The current kernel source files will be downloaded</text:p>
      <text:p text:style-name="P236"/>
      <text:p text:style-name="P237">git clone --depth=1 https://github.com/raspberrypi/linux</text:p>
      <text:p text:style-name="P238"/>
      <text:p text:style-name="P239">16.- The "menuconfig" tool requires ncurses</text:p>
      <text:p text:style-name="P240"/>
      <text:p text:style-name="P241">sudo apt install libncurses5-dev libncursesw5-dev</text:p>
      <text:p text:style-name="P242"/>
      <text:p text:style-name="P243">17.- We will use spdif-receiver as a digital audio interface</text:p>
      <text:p text:style-name="P244"/>
      <text:p text:style-name="P245">Since spdif-receiver supports a maximum sampling rate of 192000 samples/s,</text:p>
      <text:p text:style-name="P246">we will have to modify spdif-receiver to support 384000 samples/s</text:p>
      <text:p text:style-name="P247"/>
      <text:p text:style-name="P248">The file is located in /home/ensor/Ensor/linux/sound/soc/codecs</text:p>
      <text:p text:style-name="P249"/>
      <text:p text:style-name="P250">nano /home/ensor/Ensor/linux/sound/soc/codecs/spdif_receiver.c</text:p>
      <text:p text:style-name="P251"/>
      <text:p text:style-name="P252"/>
      <text:soft-page-break/>
      <text:p text:style-name="P253">Where it says 192000, put 384000 instead and compile the kernel</text:p>
      <text:p text:style-name="P254">#define STUB_RATES SNDRV_PCM_RATE_8000_384000</text:p>
      <text:p text:style-name="P255">#define STUB_FORMATS (SNDRV_PCM_FMTBIT_S16_LE | \ SNDRV_PCM_FMTBIT_S20_3LE | \ SNDRV_PCM_FMTBIT_S24_LE | \ SNDRV_PCM_FMTBIT_S32_LE | \ SNDRV_PCM_FMTBIT_IEC958_SUBFRAME_LE)</text:p>
      <text:p text:style-name="P256"><text:s/>18.- Compile kernel 6.6.59-v8-16k+ Raspberry Pi OS Lite (64) for Raspberry Pi 5</text:p>
      <text:p text:style-name="P257"><text:s/>cd linux<text:s/></text:p>
      <text:p text:style-name="P258">KERNEL=kernel_2712<text:s/></text:p>
      <text:p text:style-name="P259">make bcm2712_defconfig<text:s/></text:p>
      <text:p text:style-name="P260">make menuconfig<text:s/></text:p>
      <text:p text:style-name="P261">make -j6 Image.gz modules dtbs<text:s/></text:p>
      <text:p text:style-name="P262">sudo make -j6 modules_install<text:s/></text:p>
      <text:p text:style-name="P263">sudo cp /boot/firmware/$KERNEL.img /boot/firmware/$KERNEL-backup.img<text:s/></text:p>
      <text:p text:style-name="P264">sudo cp arch/arm64/boot/Image.gz /boot/firmware/$KERNEL.img sudo<text:s/></text:p>
      <text:p text:style-name="P265">cp arch/arm64/boot/dts/broadcom/*.dtb /boot/firmware/<text:s/></text:p>
      <text:p text:style-name="P266">sudo cp arch/arm64/boot/dts/overlays/*.dtb* /boot/firmware/overlays/</text:p>
      <text:p text:style-name="P267">sudo cp arch/arm64/boot/dts/overlays/README /boot/firmware/overlays/</text:p>
      <text:p text:style-name="P268">sudo reboot</text:p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soft-page-break/>
      <text:p text:style-name="P282">11.- Check that the card records audio at a sampling rate of 384000 samples per second and 32 bits</text:p>
      <text:p text:style-name="P283">The recording program is located in /home/ensor/Ensor/eea.py</text:p>
      <text:p text:style-name="P284">Edit the configuration file to record at 384000 m/s and 32 bits for 10 seconds</text:p>
      <text:p text:style-name="P285"/>
      <text:p text:style-name="Normal">nano /media/ensor/Ensor384/ensor.conf</text:p>
      <text:p text:style-name="Normal"/>
      <text:p text:style-name="P286">[DEFAULT]</text:p>
      <text:p text:style-name="P287">record = yes<text:s/><text:tab/><text:tab/>#enable<text:s/>whether to record or not &lt;yes, no&gt;</text:p>
      <text:p text:style-name="P288"><text:tab/><text:tab/><text:tab/># by default, it does not record</text:p>
      <text:p text:style-name="P289"/>
      <text:p text:style-name="P290">date = 01/12/2024</text:p>
      <text:p text:style-name="P291">file_name = prueba_384Ks_32bits</text:p>
      <text:p text:style-name="P292"/>
      <text:p text:style-name="P293">[sound.format]</text:p>
      <text:p text:style-name="P294">sampling = 384000</text:p>
      <text:p text:style-name="P295">bits = 32</text:p>
      <text:p text:style-name="P296"/>
      <text:p text:style-name="P297">[record.time]</text:p>
      <text:p text:style-name="P298">total_time = 10<text:s/><text:tab/># total recording time in seconds</text:p>
      <text:p text:style-name="P299"/>
      <text:p text:style-name="P300">file_time =10<text:s/><text:tab/><text:tab/># since the files are very large,<text:s/></text:p>
      <text:p text:style-name="P301"><text:tab/><text:tab/><text:tab/># it is better to divide them into several files</text:p>
      <text:p text:style-name="P302"/>
      <text:p text:style-name="P303">delay = 0<text:s/><text:tab/><text:tab/># wait time, in seconds, from # the start, before starting to record</text:p>
      <text:p text:style-name="P304"/>
      <text:p text:style-name="P305">index = 0<text:s/><text:tab/><text:tab/># incremental index in successive recordings</text:p>
      <text:p text:style-name="P306"><text:tab/><text:tab/><text:tab/># made on the same date</text:p>
      <text:p text:style-name="P307"/>
      <text:p text:style-name="P308"/>
      <text:p text:style-name="P309"/>
      <text:soft-page-break/>
      <text:p text:style-name="P310">try to record</text:p>
      <text:p text:style-name="P311"/>
      <text:p text:style-name="Normal">sudo /home/ensor/Ensor/eea.py</text:p>
      <text:p text:style-name="Normal"/>
      <text:p text:style-name="P312">If the system records perfectly, perform another recording test, but this time automatically from the start of the system, to do this,</text:p>
      <text:p text:style-name="P313">simply leave the configuration file as it is and restart the system</text:p>
      <text:p text:style-name="P314"/>
      <text:p text:style-name="P315">sudo reboot</text:p>
      <text:p text:style-name="P316"/>
      <text:p text:style-name="P317">When the system boots, it will start recording as indicated in the configuration file.</text:p>
      <text:p text:style-name="P318"/>
      <text:p text:style-name="P319">Since the recording configuration file, ensor.conf, is on the USB flash drive, it can be modified with any text editor in both Windows and Linux</text:p>
      <text:p text:style-name="P320"/>
      <text:p text:style-name="P321">In this simple way, automatic recordings can be made.</text:p>
      <text:p text:style-name="P322">Simply set the configuration that is needed at any given time.</text:p>
      <text:p text:style-name="P323"/>
      <text:p text:style-name="P324">21.- Backing up the card</text:p>
      <text:p text:style-name="P325"/>
      <text:p text:style-name="P326">widows: Win32DiskImager</text:p>
      <text:p text:style-name="P327">linux: dd if=/dev/sda of=/path/to/image</text:p>
      <text:p text:style-name="Normal"><text:span text:style-name="T328">from RPI5: sudo dd if=/dev/mmcblk0 of=/media/ensor/Ensor384/raspbian_64_6_6_59_v8_16k.img bs=1M status=progres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no</meta:initial-creator>
    <dc:creator>Mariano</dc:creator>
    <meta:creation-date>2024-11-13T19:33:00Z</meta:creation-date>
    <dc:date>2024-11-13T19:33:00Z</dc:date>
    <meta:template xlink:href="Normal.dotm" xlink:type="simple"/>
    <meta:editing-cycles>2</meta:editing-cycles>
    <meta:editing-duration>PT0S</meta:editing-duration>
    <meta:document-statistic meta:page-count="12" meta:paragraph-count="20" meta:word-count="1614" meta:character-count="10473" meta:row-count="73" meta:non-whitespace-character-count="8879"/>
  </office:meta>
</office:document-meta>
</file>